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7" style:family="paragraph" style:parent-style-name="Text_20_body">
      <style:paragraph-properties fo:text-align="start" style:justify-single-word="false"/>
      <style:text-properties officeooo:paragraph-rsid="001756f7"/>
    </style:style>
    <style:style style:name="P68" style:family="paragraph" style:parent-style-name="Text_20_body">
      <style:text-properties officeooo:rsid="02e82a24" officeooo:paragraph-rsid="001756f7" style:font-size-asian="12pt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6" style:family="paragraph" style:parent-style-name="Text_20_body">
      <style:text-properties officeooo:rsid="02e82a24" officeooo:paragraph-rsid="00bb0ca2" style:font-size-asian="12pt"/>
    </style:style>
    <style:style style:name="P7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3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6" style:family="text">
      <style:text-properties officeooo:rsid="038d9d4d"/>
    </style:style>
    <style:style style:name="T187" style:family="text">
      <style:text-properties officeooo:rsid="038dd9cf"/>
    </style:style>
    <style:style style:name="T188" style:family="text">
      <style:text-properties officeooo:rsid="0025668c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font-weight="normal" officeooo:rsid="01e97238" style:font-weight-asian="normal" style:font-weight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officeooo:rsid="00bb3130"/>
    </style:style>
    <style:style style:name="T197" style:family="text">
      <style:text-properties officeooo:rsid="00bc8fae"/>
    </style:style>
    <style:style style:name="T198" style:family="text">
      <style:text-properties officeooo:rsid="021c40b7"/>
    </style:style>
    <style:style style:name="T19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<text:span text:style-name="T180">(a data processor)</text:span> suffers a data breach:</text:p>
      <text:list text:style-name="L3">
        <text:list-item>
          <text:p text:style-name="P58">In line with GDPR 2018, Information Commisioner’s Office will be notified without undue delay.</text:p>
        </text:list-item>
      </text:list>
      <text:p text:style-name="P57"/>
      <text:p text:style-name="P59"><text:soft-page-break/></text:p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2"/>
      <text:p text:style-name="P62"/>
      <text:p text:style-name="P62"/>
      <text:p text:style-name="P63"/>
      <text:p text:style-name="P24"/>
      <text:p text:style-name="P24"/>
      <text:list text:style-name="WWNum5">
        <text:list-item text:start-value="1">
          <text:p text:style-name="P64">Currently hosted on a single VPS (Virtual Private Server) running Ubuntu, with a PostgreSQL database on the same machine. The VPS costs the charity approximately £25/month.</text:p>
        </text:list-item>
        <text:list-item>
          <text:p text:style-name="P6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5"/>
      <text:p text:style-name="P24"/>
      <text:p text:style-name="P66">References</text:p>
      <text:p text:style-name="P67"><text:span text:style-name="Strong_20_Emphasis"><text:span text:style-name="T181">GD</text:span></text:span><text:span text:style-name="Strong_20_Emphasis"><text:span text:style-name="T182">P</text:span></text:span><text:span text:style-name="Strong_20_Emphasis"><text:span text:style-name="T181">R</text:span></text:span><text:span text:style-name="T183"> (</text:span>2018<text:span text:style-name="T183">) </text:span><text:span text:style-name="Emphasis"><text:span text:style-name="T183">General Data Protection Regulation.</text:span></text:span><text:span text:style-name="T183"> Available at: </text:span><text:a xlink:type="simple" xlink:href="https://gdpr-info.eu/" text:style-name="Internet_20_link" text:visited-style-name="Visited_20_Internet_20_Link"><text:span text:style-name="T183">https://gdpr-info.eu/</text:span></text:a><text:span text:style-name="T183"> (</text:span><text:span text:style-name="T184">Accessed: </text:span><text:span text:style-name="T185">5 </text:span><text:span text:style-name="T184"><text:s/></text:span><text:span text:style-name="T185">May</text:span><text:span text:style-name="T184"> 2026</text:span><text:span text:style-name="T183">).</text:span></text:p>
      <text:p text:style-name="P68"><text:span text:style-name="Strong_20_Emphasis">Data Protection Act 2018</text:span> (2018) <text:span text:style-name="Emphasis">c.12.</text:span> London: The Stationery Office. <text:span text:style-name="T186">Available at: </text:span><text:a xlink:type="simple" xlink:href="https://www.legislation.gov.uk/ukpga/2018/12" text:style-name="Internet_20_link" text:visited-style-name="Visited_20_Internet_20_Link"><text:span text:style-name="T186">https://www.legislation.gov.uk/ukpga/2018/12</text:span></text:a><text:span text:style-name="T186"> </text:span><text:span text:style-name="T187">(Accessed: </text:span><text:span text:style-name="T188">5 May</text:span><text:span text:style-name="T187"> 2026).</text:span></text:p>
      <text:p text:style-name="P6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7">Accessed: </text:span><text:span text:style-name="T188">5</text:span><text:span text:style-name="T187"> </text:span><text:span text:style-name="T188">May</text:span><text:span text:style-name="T187"> 2026</text:span>).</text:p>
      <text:p text:style-name="P70">National Cyber Security Centre <text:span text:style-name="T189">(2021) </text:span><text:span text:style-name="T190">Top tips for staying secure online.</text:span><text:span text:style-name="T18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9">https://www.ncsc.gov.uk/collection/top-tips-for-staying-secure-online/always-back-up-your-most-important-data#section_3</text:span></text:a><text:span text:style-name="T189"> (Accessed 5 May 2026).</text:span></text:p>
      <text:p text:style-name="P71">National Cyber Security Centre <text:span text:style-name="T189">(2024) </text:span><text:span text:style-name="T190">Vulnerability management</text:span><text:span text:style-name="T189">. Available at: </text:span><text:a xlink:type="simple" xlink:href="https://www.ncsc.gov.uk/collection/vulnerability-management" text:style-name="Internet_20_link" text:visited-style-name="Visited_20_Internet_20_Link"><text:span text:style-name="T189">https://www.ncsc.gov.uk/collection/vulnerability-management</text:span></text:a><text:span text:style-name="T189"> </text:span><text:span text:style-name="T191">(Accessed: 6 May 2026).</text:span></text:p>
      <text:p text:style-name="P72"><text:span text:style-name="T19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3">Rubber Duck Debugging <text:span text:style-name="T189">(n.d.) </text:span><text:span text:style-name="T190">Debugging Software with a Rubber Ducky. </text:span><text:span text:style-name="T193">Available at: </text:span><text:a xlink:type="simple" xlink:href="https://rubberduckdebugging.com/" text:style-name="Internet_20_link" text:visited-style-name="Visited_20_Internet_20_Link"><text:span text:style-name="T193">https://rubberduckdebugging.com/</text:span></text:a><text:span text:style-name="T193"> (Accessed: 5 May 2026)</text:span></text:p>
      <text:p text:style-name="P74"><text:soft-page-break/><text:span text:style-name="T194">Luka Netzler, Brian Lovell</text:span><text:span text:style-name="T19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5">Christoph Bamberg, Julia Reinchenberger, Jens Blechert <text:span text:style-name="T189">(2025) </text:span><text:span text:style-name="T190">Stable cognitive performance while adapting to intermittent fasting: A randomised controlled trial</text:span><text:span text:style-name="T193">. Available at: </text:span><text:a xlink:type="simple" xlink:href="https://journals.sagepub.com/doi/10.1177/13591053251351204" text:style-name="Internet_20_link" text:visited-style-name="Visited_20_Internet_20_Link"><text:span text:style-name="T193">https://journals.sagepub.com/doi/10.1177/13591053251351204</text:span></text:a><text:span text:style-name="T193"> (Accessed: 5 May 2026).</text:span></text:p>
      <text:p text:style-name="P76"><text:span text:style-name="Strong_20_Emphasis">Information Commissioner’s Office (ICO)</text:span> (2024<text:span text:style-name="T19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7">Accessed: </text:span><text:span text:style-name="T197">5 May </text:span><text:span text:style-name="T187">2026</text:span>).</text:p>
      <text:p text:style-name="P77">Dominik H Pesta, Varman T Samuel <text:span text:style-name="T189">(2014) </text:span><text:span text:style-name="T190">A high-protein diet for reducing body fat: mechanisms and possible caveats.</text:span><text:span text:style-name="T189"> Available at: </text:span><text:a xlink:type="simple" xlink:href="https://link.springer.com/article/10.1186/1743-7075-11-53" text:style-name="Internet_20_link" text:visited-style-name="Visited_20_Internet_20_Link"><text:span text:style-name="T189">https://link.springer.com/article/10.1186/1743-7075-11-53</text:span></text:a><text:span text:style-name="T189"> (Accessed: 5 May 2026).</text:span></text:p>
      <text:p text:style-name="P78"/>
      <text:p text:style-name="P79">Craig A. Williamson, Jari J. Morganti, Hannah E. Smithson <text:span text:style-name="T189">(2023) </text:span><text:span text:style-name="T190">Bright-light distractions and visual performance</text:span><text:span text:style-name="T18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9">https://www.frontiersin.org/journals/psychology/articles/10.3389/fpsyg.2023.1088975/full</text:span></text:a><text:span text:style-name="T189"> (Accessed: 5 May 2026).</text:span></text:p>
      <text:p text:style-name="P80"/>
      <text:p text:style-name="P81">Ning Ding, Daniel Wagner, Xiaomeng Chen, Abhinav Pathak, Y. Charlie Hu, Andrew Rice <text:span text:style-name="T189">(2013) </text:span><text:span text:style-name="T190">Characterizing and modeling the impact of wireless signal strength on smartphone battery drain. </text:span><text:span text:style-name="T193">Available at: </text:span><text:a xlink:type="simple" xlink:href="https://dl.acm.org/doi/10.1145/2494232.2466586" text:style-name="Internet_20_link" text:visited-style-name="Visited_20_Internet_20_Link"><text:span text:style-name="T193">https://dl.acm.org/doi/10.1145/2494232.2466586</text:span></text:a><text:span text:style-name="T193"> (Accessed: 5 May 2026)</text:span></text:p>
      <text:p text:style-name="P82"/>
      <text:p text:style-name="P83">The Postman Team <text:span text:style-name="T189">(2025) </text:span><text:span text:style-name="T190">What are HTTP status codes? Complete Guide for API Developers</text:span><text:span text:style-name="T189">. Available at: </text:span><text:a xlink:type="simple" xlink:href="https://blog.postman.com/what-are-http-status-codes/" text:style-name="Internet_20_link" text:visited-style-name="Visited_20_Internet_20_Link"><text:span text:style-name="T189">https://blog.postman.com/what-are-http-status-codes/</text:span></text:a><text:span text:style-name="T189"> (Accessed: 6 May 2026)</text:span></text:p>
      <text:p text:style-name="P84"/>
      <text:p text:style-name="P85">Ubuntu <text:span text:style-name="T189">(n.d.) </text:span><text:span text:style-name="T190">Vulnerability management tools in Ubuntu.</text:span><text:span text:style-name="T193"> Available at: </text:span><text:a xlink:type="simple" xlink:href="https://ubuntu.com/security/vulnerability-management" text:style-name="Internet_20_link" text:visited-style-name="Visited_20_Internet_20_Link"><text:span text:style-name="T193">https://ubuntu.com/security/vulnerability-management</text:span></text:a><text:span text:style-name="T193"> (Accessed: 6 May 2026)</text:span></text:p>
      <text:p text:style-name="P86"/>
      <text:p text:style-name="P87">Trevor Atkins <text:span text:style-name="T189">(2002) </text:span><text:span text:style-name="T190">Create a Lightweight Testing Framework. </text:span><text:span text:style-name="T189">Available at: </text:span><text:a xlink:type="simple" xlink:href="https://thinktesting.com/articles/a-lightweight-testing-framework/" text:style-name="Internet_20_link" text:visited-style-name="Visited_20_Internet_20_Link"><text:span text:style-name="T189">https://thinktesting.com/articles/a-lightweight-testing-framework/</text:span></text:a><text:span text:style-name="T189"> (Accessed: 6 May 2026)</text:span></text:p>
      <text:p text:style-name="P88"/>
      <text:p text:style-name="P89">CESG <text:span text:style-name="T189">(2014) </text:span><text:span text:style-name="T190">Implementing the cloud security principles. </text:span><text:span text:style-name="T18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9">https://www.gov.uk/government/publications/implementing-the-cloud-security-principles/implementing-the-cloud-security-principles</text:span></text:a><text:span text:style-name="T189"> (Accessed: 6 May 2026)</text:span></text:p>
      <text:p text:style-name="P90"/>
      <text:p text:style-name="P90"/>
      <text:p text:style-name="P91"><text:span text:style-name="T192">Dirk Merkel</text:span> (<text:span text:style-name="T198">2014</text:span>) <text:span text:style-name="T3">Docker: Lightweight Linux Containers for Consistent Development and</text:span></text:p>
      <text:p text:style-name="P92">Deployment. <text:span text:style-name="T195">Available at: </text:span><text:a xlink:type="simple" xlink:href="https://www.seltzer.com/margo/teaching/CS508.19/papers/merkel14.pdf" text:style-name="Internet_20_link" text:visited-style-name="Visited_20_Internet_20_Link"><text:span text:style-name="T195">https://www.seltzer.com/margo/teaching/CS508.19/papers/merkel14.pdf</text:span></text:a><text:span text:style-name="T195"> (Accessed: 6 May 2026)</text:span></text:p>
      <text:p text:style-name="P91"/>
      <text:p text:style-name="P93">Orca <text:span text:style-name="T189">(n.d.) </text:span><text:span text:style-name="T190">Patch Management. </text:span><text:span text:style-name="T189">Available at: </text:span><text:a xlink:type="simple" xlink:href="https://orca.security/glossary/patch-management/" text:style-name="Internet_20_link" text:visited-style-name="Visited_20_Internet_20_Link"><text:span text:style-name="T189">https://orca.security/glossary/patch-management/</text:span></text:a><text:span text:style-name="T189"> (Accessed: 6 May 2026)</text:span></text:p>
      <text:p text:style-name="P94"/>
      <text:p text:style-name="P95">Mak Ulac <text:span text:style-name="T189">(2026)</text:span><text:span text:style-name="T190"> </text:span><text:span text:style-name="T199">Top Linux Vulnerability Scanners in 2026: A Guide to Open-Source Security Tools</text:span><text:span text:style-name="T189">. Available at: </text:span><text:a xlink:type="simple" xlink:href="https://linuxsecurity.com/features/top-6-vulnerability-scanning-tools" text:style-name="Internet_20_link" text:visited-style-name="Visited_20_Internet_20_Link"><text:span text:style-name="T189">https://linuxsecurity.com/features/top-6-vulnerability-scanning-tools</text:span></text:a><text:span text:style-name="T189"> (Accessed: 6 May 2026)</text:span></text:p>
      <text:p text:style-name="P96"/>
      <text:p text:style-name="P97">Greenbone <text:span text:style-name="T189">(n.d.) </text:span><text:span text:style-name="T190">OPENVAS by Greenbone. </text:span><text:span text:style-name="T200">Available at: </text:span><text:a xlink:type="simple" xlink:href="https://www.openvas.org/" text:style-name="Internet_20_link" text:visited-style-name="Visited_20_Internet_20_Link"><text:span text:style-name="T200">https://www.openvas.org/</text:span></text:a><text:span text:style-name="T200"> (Accessed: 6 May 2026).</text:span></text:p>
      <text:p text:style-name="P98"/>
      <text:p text:style-name="P98"/>
      <text:p text:style-name="P98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3:39.506992941</dc:date>
    <meta:editing-duration>PT14H53M20S</meta:editing-duration>
    <meta:editing-cycles>445</meta:editing-cycles>
    <meta:document-statistic meta:table-count="0" meta:image-count="0" meta:object-count="0" meta:page-count="7" meta:paragraph-count="82" meta:word-count="2277" meta:character-count="16135" meta:non-whitespace-character-count="13935"/>
  </office:meta>
</office:document-meta>
</file>